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E00000172B73EFD00.jpg" manifest:media-type="image/jpeg"/>
  <manifest:file-entry manifest:full-path="Pictures/1000000000000400000003007FE723C8.jpg" manifest:media-type="image/jpeg"/>
  <manifest:file-entry manifest:full-path="Pictures/10000000000001F10000014A9EAD17B6.jpg" manifest:media-type="image/jpeg"/>
  <manifest:file-entry manifest:full-path="Pictures/10000000000004B0000004B052B577B7.jpg" manifest:media-type="image/jpeg"/>
  <manifest:file-entry manifest:full-path="Pictures/100000000000010B000000BCF4320F30.jpg" manifest:media-type="image/jpeg"/>
  <manifest:file-entry manifest:full-path="Pictures/10000000000002FB0000038B1A6FC32A.jpg" manifest:media-type="image/jpeg"/>
  <manifest:file-entry manifest:full-path="Pictures/100000000000010E0000010EC1C236EA.jpg" manifest:media-type="image/jpeg"/>
  <manifest:file-entry manifest:full-path="Pictures/100000000000022D000001169AC1F274.jpg" manifest:media-type="image/jpeg"/>
  <manifest:file-entry manifest:full-path="Pictures/10000000000002580000024075C79974.jpg" manifest:media-type="image/jpeg"/>
  <manifest:file-entry manifest:full-path="Pictures/10000000000002C800000224F4A47D0F.jpg" manifest:media-type="image/jpeg"/>
  <manifest:file-entry manifest:full-path="Pictures/10000000000002580000017D400F8BED.jpg" manifest:media-type="image/jpeg"/>
  <manifest:file-entry manifest:full-path="Pictures/100000000000017C0000018925A5326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cm, 3.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><draw:frame draw:style-name="fr1" draw:name="images6" text:anchor-type="paragraph" svg:x="5.586cm" svg:y="5.673cm" svg:width="1.226cm" svg:height="1.122cm" draw:z-index="5"><draw:image xlink:href="Pictures/100000000000015E00000172B73EFD00.jpg" xlink:type="simple" xlink:show="embed" xlink:actuate="onLoad"/></draw:frame><draw:frame draw:style-name="fr1" draw:name="images7" text:anchor-type="paragraph" svg:x="-0.342cm" svg:y="5.163cm" svg:width="1.605cm" svg:height="1.346cm" draw:z-index="6"><draw:image xlink:href="Pictures/100000000000017C0000018925A5326B.jpg" xlink:type="simple" xlink:show="embed" xlink:actuate="onLoad"/></draw:frame><draw:frame draw:style-name="fr1" draw:name="images8" text:anchor-type="paragraph" svg:x="12.779cm" svg:y="1.729cm" svg:width="1.191cm" svg:height="1.346cm" draw:z-index="7"><draw:image xlink:href="Pictures/10000000000002FB0000038B1A6FC32A.jpg" xlink:type="simple" xlink:show="embed" xlink:actuate="onLoad"/></draw:frame><draw:frame draw:style-name="fr1" draw:name="images1" text:anchor-type="paragraph" svg:x="-0.399cm" svg:y="0.984cm" svg:width="2.164cm" svg:height="1.579cm" draw:z-index="0"><draw:image xlink:href="Pictures/1000000000000400000003007FE723C8.jpg" xlink:type="simple" xlink:show="embed" xlink:actuate="onLoad"/></draw:frame><draw:frame draw:style-name="fr1" draw:name="images5" text:anchor-type="paragraph" svg:x="-0.381cm" svg:y="3.156cm" svg:width="2.006cm" svg:height="1.764cm" draw:z-index="4"><draw:image xlink:href="Pictures/10000000000002580000024075C79974.jpg" xlink:type="simple" xlink:show="embed" xlink:actuate="onLoad"/></draw:frame><draw:frame draw:style-name="fr1" draw:name="images2" text:anchor-type="paragraph" svg:x="3.113cm" svg:y="4.016cm" svg:width="2.367cm" svg:height="1.499cm" draw:z-index="1"><draw:image xlink:href="Pictures/10000000000002580000017D400F8BED.jpg" xlink:type="simple" xlink:show="embed" xlink:actuate="onLoad"/></draw:frame><draw:frame draw:style-name="fr1" draw:name="images10" text:anchor-type="paragraph" svg:x="9.243cm" svg:y="4.292cm" svg:width="1.63cm" svg:height="1.143cm" draw:z-index="9"><draw:image xlink:href="Pictures/100000000000022D000001169AC1F274.jpg" xlink:type="simple" xlink:show="embed" xlink:actuate="onLoad"/></draw:frame><draw:frame draw:style-name="fr1" draw:name="images4" text:anchor-type="paragraph" svg:x="6.92cm" svg:y="4.177cm" svg:width="1.981cm" svg:height="1.226cm" draw:z-index="3"><draw:image xlink:href="Pictures/10000000000002C800000224F4A47D0F.jpg" xlink:type="simple" xlink:show="embed" xlink:actuate="onLoad"/></draw:frame><draw:frame draw:style-name="fr1" draw:name="images9" text:anchor-type="paragraph" svg:x="11.141cm" svg:y="3.602cm" svg:width="1.224cm" svg:height="1.702cm" draw:z-index="8"><draw:image xlink:href="Pictures/100000000000010E0000010EC1C236EA.jpg" xlink:type="simple" xlink:show="embed" xlink:actuate="onLoad"/></draw:frame><draw:frame draw:style-name="fr1" draw:name="images3" text:anchor-type="paragraph" svg:x="12.483cm" svg:y="3.669cm" svg:width="1.944cm" svg:height="1.686cm" draw:z-index="2"><draw:image xlink:href="Pictures/10000000000001F10000014A9EAD17B6.jpg" xlink:type="simple" xlink:show="embed" xlink:actuate="onLoad"/></draw:frame><draw:frame draw:style-name="fr1" draw:name="images12" text:anchor-type="paragraph" svg:x="1.903cm" svg:y="4.385cm" svg:width="0.843cm" svg:height="0.642cm" draw:z-index="10"><draw:image xlink:href="Pictures/10000000000004B0000004B052B577B7.jpg" xlink:type="simple" xlink:show="embed" xlink:actuate="onLoad"/></draw:frame><draw:frame draw:style-name="fr2" draw:name="images13" text:anchor-type="paragraph" svg:x="5.895cm" svg:y="4.325cm" svg:width="1.166cm" svg:height="0.884cm" draw:z-index="11"><draw:image xlink:href="Pictures/100000000000010B000000BCF4320F3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B </meta:initial-creator>
    <meta:creation-date>2013-03-14T10:31:37</meta:creation-date>
    <dc:date>2013-03-14T11:22:50</dc:date>
    <dc:creator>FB </dc:creator>
    <meta:editing-duration>PT20M42S</meta:editing-duration>
    <meta:editing-cycles>2</meta:editing-cycles>
    <meta:generator>LibreOffice/3.5$Linux_x86 LibreOffice_project/350m1$Build-2</meta:generator>
    <meta:document-statistic meta:table-count="0" meta:image-count="12" meta:object-count="0" meta:page-count="1" meta:paragraph-count="1" meta:word-count="0" meta:character-count="1" meta:non-whitespace-character-count="0"/>
  </office:meta>
</office:document-meta>
</file>